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20000000209F13D44B.png" manifest:media-type=""/>
  <manifest:file-entry manifest:full-path="Pictures/100002010000002000000020A268647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7.13cm"/>
    </style:style>
    <style:style style:name="Tableau5.B" style:family="table-column">
      <style:table-column-properties style:column-width="4.322cm"/>
    </style:style>
    <style:style style:name="Tableau5.C" style:family="table-column">
      <style:table-column-properties style:column-width="1.616cm"/>
    </style:style>
    <style:style style:name="Tableau5.D" style:family="table-column">
      <style:table-column-properties style:column-width="5.939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D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0.741cm"/>
    </style:style>
    <style:style style:name="Tableau2.B" style:family="table-column">
      <style:table-column-properties style:column-width="10.707cm"/>
    </style:style>
    <style:style style:name="Tableau2.C" style:family="table-column">
      <style:table-column-properties style:column-width="1.619cm"/>
    </style:style>
    <style:style style:name="Tableau2.D" style:family="table-column">
      <style:table-column-properties style:column-width="1.764cm"/>
    </style:style>
    <style:style style:name="Tableau2.E" style:family="table-column">
      <style:table-column-properties style:column-width="1.647cm"/>
    </style:style>
    <style:style style:name="Tableau2.F" style:family="table-column">
      <style:table-column-properties style:column-width="2.51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F1" style:family="table-cell">
      <style:table-cell-properties fo:background-color="#fff5f0" fo:padding="0.097cm" fo:border="0.05pt solid #999999">
        <style:background-image/>
      </style:table-cell-properties>
    </style:style>
    <style:style style:name="Tableau2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4" style:family="table-row">
      <style:table-row-properties style:min-row-height="0.845cm" fo:keep-together="always"/>
    </style:style>
    <style:style style:name="Tableau2.A4" style:family="table-cell" style:data-style-name="N100">
      <style:table-cell-properties style:vertical-align="bottom"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au2.10" style:family="table-row">
      <style:table-row-properties style:min-row-height="0.212cm" fo:keep-together="always"/>
    </style:style>
    <style:style style:name="Tableau2.A10" style:family="table-cell" style:data-style-name="N100">
      <style:table-cell-properties fo:background-color="#80808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A13" style:family="table-cell" style:data-style-name="N100">
      <style:table-cell-properties fo:background-color="transparent" fo:padding="0.097cm" fo:border-left="0.05pt solid #999999" fo:border-right="none" fo:border-top="0.5pt solid #000000" fo:border-bottom="none">
        <style:background-image/>
      </style:table-cell-properties>
    </style:style>
    <style:style style:name="Tableau2.F13" style:family="table-cell" style:data-style-name="N100">
      <style:table-cell-properties fo:background-color="transparent" fo:padding="0.097cm" fo:border-left="0.05pt solid #999999" fo:border-right="0.05pt solid #999999" fo:border-top="0.5pt solid #000000" fo:border-bottom="0.05pt solid #999999">
        <style:background-image/>
      </style:table-cell-properties>
    </style:style>
    <style:style style:name="Tableau2.A15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15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D15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E15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A16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16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D16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E16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A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D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E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18" style:family="table-row">
      <style:table-row-properties style:min-row-height="0.579cm" fo:keep-together="always"/>
    </style:style>
    <style:style style:name="Tableau2.A1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B19" style:family="table-cell" style:data-style-name="N100">
      <style:table-cell-properties fo:background-color="#fffafa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22" style:family="table-row">
      <style:table-row-properties style:min-row-height="0.397cm" fo:keep-together="always"/>
    </style:style>
    <style:style style:name="Tableau8" style:family="table">
      <style:table-properties style:width="19.001cm" table:align="margins" style:may-break-between-rows="false"/>
    </style:style>
    <style:style style:name="Tableau8.A" style:family="table-column">
      <style:table-column-properties style:column-width="11.46cm" style:rel-column-width="39526*"/>
    </style:style>
    <style:style style:name="Tableau8.B" style:family="table-column">
      <style:table-column-properties style:column-width="7.541cm" style:rel-column-width="26009*"/>
    </style:style>
    <style:style style:name="Tableau8.A1" style:family="table-cell">
      <style:table-cell-properties fo:padding="0cm" fo:border="none"/>
    </style:style>
    <style:style style:name="Tableau6" style:family="table">
      <style:table-properties style:width="11.458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5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Tableau9" style:family="table">
      <style:table-properties style:width="7.542cm" table:align="margins" style:may-break-between-rows="false"/>
    </style:style>
    <style:style style:name="Tableau9.A" style:family="table-column">
      <style:table-column-properties style:column-width="3.374cm" style:rel-column-width="29325*"/>
    </style:style>
    <style:style style:name="Tableau9.B" style:family="table-column">
      <style:table-column-properties style:column-width="4.168cm" style:rel-column-width="36210*"/>
    </style:style>
    <style:style style:name="Tableau9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9.B1" style:family="table-cell">
      <style:table-cell-properties fo:padding="0.097cm" fo:border="0.05pt solid #999999"/>
    </style:style>
    <style:style style:name="Tableau9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9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9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officeooo:paragraph-rsid="01f31651" style:font-size-asian="10pt" style:font-size-complex="16pt"/>
    </style:style>
    <style:style style:name="P5" style:family="paragraph" style:parent-style-name="Table_20_Contents">
      <style:text-properties style:font-name="Calibri" fo:font-size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6pt" fo:font-weight="normal" officeooo:paragraph-rsid="00cacf93" style:font-size-asian="16pt" style:font-weight-asian="normal" style:font-size-complex="1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e04cd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126d79f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f176dd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01b88f9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f4b71e" style:font-size-asian="10.5pt" style:font-style-asian="normal" style:font-weight-asian="bold" style:font-size-complex="10.5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d015b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c0ce0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b7f4d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text-properties style:font-name="Calibri" fo:font-size="10pt" fo:font-style="normal" fo:font-weight="normal" officeooo:rsid="003f7786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text-properties style:font-name="Calibri" fo:font-size="10pt" fo:font-style="normal" fo:font-weight="normal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text-properties style:font-name="Calibri" fo:font-size="10pt" fo:font-style="normal" fo:font-weight="normal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03ad84c" officeooo:paragraph-rsid="01ff44dd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text-properties style:font-name="Calibri" fo:font-size="10pt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f6afed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50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51" style:family="paragraph" style:parent-style-name="Table_20_Contents">
      <style:paragraph-properties fo:text-align="end" style:justify-single-word="false"/>
      <style:text-properties style:font-name="Calibri" fo:font-size="10pt" officeooo:paragraph-rsid="020e04cd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10pt" officeooo:paragraph-rsid="01051a1a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e04c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7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58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1ff44d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Calibri" fo:font-size="7pt" officeooo:rsid="00300d16" officeooo:paragraph-rsid="01152537" style:font-size-asian="7pt" style:font-size-complex="7pt"/>
    </style:style>
    <style:style style:name="P60" style:family="paragraph" style:parent-style-name="Table_20_Contents">
      <style:text-properties fo:font-size="2pt" officeooo:rsid="016a0088" style:font-size-asian="2pt" style:font-size-complex="2pt"/>
    </style:style>
    <style:style style:name="P61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63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65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66" style:family="paragraph" style:parent-style-name="Standard">
      <style:text-properties style:font-name="Calibri" officeooo:paragraph-rsid="003ad84c"/>
    </style:style>
    <style:style style:name="P67" style:family="paragraph" style:parent-style-name="Standard">
      <style:text-properties style:font-name="Calibri"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20c0ce0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09eab00" style:font-size-asian="10pt" style:font-size-complex="10pt"/>
    </style:style>
    <style:style style:name="P7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11982f7" style:font-size-asian="10pt" style:font-size-complex="10pt"/>
    </style:style>
    <style:style style:name="P72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99ce14" style:font-size-asian="10pt" style:font-size-complex="10pt"/>
    </style:style>
    <style:style style:name="P73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f31651" style:font-size-asian="10pt" style:font-size-complex="10pt"/>
    </style:style>
    <style:style style:name="P74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fea6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05fd4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88b0a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9ce14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320d5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501d7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16e8e28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91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.5pt" fo:font-style="normal" fo:font-weight="bold" officeooo:rsid="009a16d3" officeooo:paragraph-rsid="01f31651" style:font-size-asian="10.5pt" style:font-style-asian="normal" style:font-weight-asian="bold" style:font-size-complex="10.5pt" style:font-style-complex="normal" style:font-weight-complex="bold"/>
    </style:style>
    <style:style style:name="P9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99ce14" style:font-size-asian="10pt" style:font-size-complex="16pt"/>
    </style:style>
    <style:style style:name="P9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1651" style:font-size-asian="10pt" style:font-size-complex="16pt"/>
    </style:style>
    <style:style style:name="P9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fea6" style:font-size-asian="10pt" style:font-size-complex="16pt"/>
    </style:style>
    <style:style style:name="P9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officeooo:paragraph-rsid="01c51737"/>
    </style:style>
    <style:style style:name="P9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fo:font-size="10pt" officeooo:paragraph-rsid="01c51737" style:font-size-asian="10pt" style:font-size-complex="10pt"/>
    </style:style>
    <style:style style:name="P9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use-window-font-color="true" style:font-name="Calibri" fo:font-size="10pt" fo:font-style="normal" fo:font-weight="normal" officeooo:rsid="003ad84c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.273cm" fo:margin-right="-0.009cm" fo:text-align="end" style:justify-single-word="false" fo:text-indent="0cm" style:auto-text-indent="false" fo:background-color="transparent">
        <style:tab-stops/>
        <style:background-image/>
      </style:paragraph-properties>
      <style:text-properties fo:color="#666666" style:font-name="Calibri" fo:font-size="6pt" fo:font-style="italic" fo:font-weight="normal" officeooo:rsid="01e20832" officeooo:paragraph-rsid="01e01fa7" style:font-size-asian="6pt" style:font-style-asian="italic" style:font-weight-asian="normal" style:font-size-complex="6pt" style:font-style-complex="italic" style:font-weight-complex="normal"/>
    </style:style>
    <style:style style:name="P101" style:family="paragraph" style:parent-style-name="Table_20_Contents">
      <style:paragraph-properties fo:margin-left="0.168cm" fo:margin-right="-0.009cm" fo:text-indent="0cm" style:auto-text-indent="false"/>
      <style:text-properties fo:font-size="10pt" style:font-size-asian="10pt" style:font-size-complex="10pt"/>
    </style:style>
    <style:style style:name="P102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d46759" style:font-size-asian="9pt" style:font-style-asian="italic" style:font-weight-asian="normal" style:font-size-complex="9pt" style:font-style-complex="italic" style:font-weight-complex="normal"/>
    </style:style>
    <style:style style:name="P103" style:family="paragraph" style:parent-style-name="Table_20_Contents">
      <style:paragraph-properties fo:margin-left="0cm" fo:margin-right="0cm" fo:text-align="center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e01fa7" style:font-size-asian="9pt" style:font-style-asian="italic" style:font-weight-asian="normal" style:font-size-complex="9pt" style:font-style-complex="italic" style:font-weight-complex="normal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20e04cd" style:font-size-asian="9pt" style:font-size-complex="9pt"/>
    </style:style>
    <style:style style:name="P105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dd8a4e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e01fa7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a0d42c" style:font-size-asian="10pt" style:font-size-complex="10pt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20e04cd" style:font-size-asian="10pt" style:font-size-complex="10pt"/>
    </style:style>
    <style:style style:name="P109" style:family="paragraph" style:parent-style-name="Text_20_body">
      <style:text-properties fo:font-size="2pt" style:font-size-asian="1.75pt" style:font-size-complex="2pt"/>
    </style:style>
    <style:style style:name="P110" style:family="paragraph" style:parent-style-name="Table_20_Contents">
      <style:paragraph-properties fo:text-align="end" style:justify-single-word="false"/>
      <style:text-properties style:font-name="Calibri" fo:font-size="9pt" officeooo:paragraph-rsid="0214e34e" style:font-size-asian="9pt" style:font-size-complex="9pt"/>
    </style:style>
    <style:style style:name="P111" style:family="paragraph" style:parent-style-name="Table_20_Contents">
      <style:paragraph-properties fo:text-align="start" style:justify-single-word="false"/>
      <style:text-properties style:font-name="Calibri" fo:font-size="9pt" officeooo:paragraph-rsid="0214e34e" style:font-size-asian="9pt" style:font-size-complex="9pt"/>
    </style:style>
    <style:style style:name="P112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officeooo:rsid="00300d16" style:font-size-asian="10pt" style:font-size-complex="10pt"/>
    </style:style>
    <style:style style:name="T4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officeooo:rsid="00300d16" style:font-size-asian="10pt" style:font-style-asian="normal" style:font-size-complex="10pt" style:font-style-complex="normal"/>
    </style:style>
    <style:style style:name="T9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0" style:family="text">
      <style:text-properties fo:font-size="8pt" officeooo:rsid="00300d16" style:font-size-asian="8pt" style:font-size-complex="8pt"/>
    </style:style>
    <style:style style:name="T11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Calibri" fo:font-size="10pt" style:font-size-asian="10pt" style:font-size-complex="10pt"/>
    </style:style>
    <style:style style:name="T13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Calibri" fo:font-style="normal" fo:font-weight="normal" officeooo:rsid="003ad84c" style:font-style-asian="normal" style:font-weight-asian="normal" style:font-style-complex="normal" style:font-weight-complex="normal"/>
    </style:style>
    <style:style style:name="T16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f4b71e" style:font-size-asian="16pt" style:font-weight-asian="bold" style:font-size-complex="16pt" style:font-weight-complex="bold"/>
    </style:style>
    <style:style style:name="T18" style:family="text">
      <style:text-properties officeooo:rsid="00e79c12"/>
    </style:style>
    <style:style style:name="T19" style:family="text">
      <style:text-properties officeooo:rsid="00f4b71e"/>
    </style:style>
    <style:style style:name="T20" style:family="text">
      <style:text-properties officeooo:rsid="00f5b1f6"/>
    </style:style>
    <style:style style:name="T21" style:family="text">
      <style:text-properties officeooo:rsid="00f6afe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ad84c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12f134b" style:font-style-asian="normal" style:font-style-complex="normal"/>
    </style:style>
    <style:style style:name="T28" style:family="text">
      <style:text-properties officeooo:rsid="0108e264"/>
    </style:style>
    <style:style style:name="T29" style:family="text">
      <style:text-properties style:use-window-font-color="true" style:font-name="Calibri"/>
    </style:style>
    <style:style style:name="T30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31" style:family="text">
      <style:text-properties officeooo:rsid="0126d79f"/>
    </style:style>
    <style:style style:name="T32" style:family="text">
      <style:text-properties officeooo:rsid="012f134b"/>
    </style:style>
    <style:style style:name="T33" style:family="text">
      <style:text-properties fo:font-weight="bold" officeooo:rsid="01477906" style:font-weight-asian="bold" style:font-weight-complex="bold"/>
    </style:style>
    <style:style style:name="T34" style:family="text">
      <style:text-properties fo:font-weight="bold" officeooo:rsid="00c8eed2" style:font-weight-asian="bold" style:font-weight-complex="bold"/>
    </style:style>
    <style:style style:name="T35" style:family="text">
      <style:text-properties fo:font-weight="bold" officeooo:rsid="003ad84c" style:font-weight-asian="bold" style:font-weight-complex="bold"/>
    </style:style>
    <style:style style:name="T36" style:family="text">
      <style:text-properties officeooo:rsid="01b07753"/>
    </style:style>
    <style:style style:name="T37" style:family="text">
      <style:text-properties officeooo:rsid="01ff44d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199cm" fo:margin-right="0.101cm" fo:margin-top="0.101cm" fo:margin-bottom="0.199cm" style:run-through="foreground" style:protect="content" style:wrap="left" style:number-wrapped-paragraphs="no-limit" style:vertical-pos="top" style:vertical-rel="paragraph" style:horizontal-pos="right" style:horizontal-rel="paragraph" fo:background-color="transparent" style:background-transparency="100%" fo:padding="0cm" fo:border="none" style:shadow="none" style:flow-with-text="tru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30"><text:text-input text:description="&lt;company.name&gt;">Company Name</text:text-input></text:span><text:span text:style-name="T14"><text:line-break/></text:span><text:span text:style-name="T13"><text:text-input text:description="&lt;company.street&gt;">Street</text:text-input></text:span><text:span text:style-name="T13"> </text:span><text:span text:style-name="T13"><text:text-input text:description="&lt;company.street2&gt;">street2</text:text-input></text:span><text:span text:style-name="T13"><text:line-break/></text:span><text:span text:style-name="T13"><text:text-input text:description="&lt;company.zip&gt;">Zip</text:text-input></text:span><text:span text:style-name="T13"> </text:span><text:span text:style-name="T13"><text:text-input text:description="&lt;company.city&gt;">City</text:text-input></text:span><text:span text:style-name="T13"> </text:span><text:span text:style-name="T13"><text:text-input text:description="&lt;company.country_id.name&gt;">Country</text:text-input></text:span><text:span text:style-name="T11"><text:line-break/></text:span><text:span text:style-name="T11"><text:text-input text:description="&lt;(company.phone and 'Tél.:           ' or '') + (company.phone and company.phone or '')&gt;">Phone</text:text-input></text:span><text:span text:style-name="T11"><text:line-break/></text:span><text:span text:style-name="T11"><text:text-input text:description="&lt;(company.fax and 'Fax:             ' or '') + (company.fax and company.fax or '')&gt;">Fax</text:text-input></text:span><text:span text:style-name="T11"><text:line-break/></text:span><text:span text:style-name="T7"><text:text-input text:description="&lt;company.email and company.email&gt;">Email</text:text-input></text:span></text:p>
          </table:table-cell>
          <table:table-cell table:style-name="Tableau3.A1" office:value-type="string">
            <text:p text:style-name="P63"><draw:frame draw:style-name="fr2" draw:name="image: asimage(company.logo,0,333,200,'px')" text:anchor-type="as-char" svg:width="4.606cm" svg:height="2.769cm" draw:z-index="0"><draw:text-box><text:p text:style-name="Frame_20_contents"/></draw:text-box></draw:frame> </text:p>
          </table:table-cell>
        </table:table-row>
      </table:table>
      <text:p text:style-name="P6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7"><text:text-input text:description="&lt;if test=&quot;o.state != 'draft' &quot;&gt;">If</text:text-input> </text:p>
            <text:p text:style-name="P28"><text:text-input text:description="&lt;if test=&quot;o.partner_invoice_id&quot;&gt;">If</text:text-input> </text:p>
            <text:p text:style-name="P18">Adresse de <text:span text:style-name="T19">facturation</text:span>:</text:p>
            <text:p text:style-name="P52"><text:span text:style-name="T23"><text:text-input text:description="&lt;if test=&quot;o.partner_invoice_id.name&quot;&gt;">If</text:text-input></text:span><text:span text:style-name="T23"><text:line-break/></text:span><text:span text:style-name="T22"><text:text-input text:description="&lt; (o.partner_invoice_id.title and o.partner_invoice_id.title.name + ' ') or '' &gt;">Title </text:text-input></text:span><text:span text:style-name="T22"><text:text-input text:description="&lt; (o.partner_invoice_id.name and o.partner_invoice_id.name) or '' &gt;">Name</text:text-input></text:span></text:p>
            <text:p text:style-name="P33"><text:text-input text:description="&lt;/if&gt;">Endif</text:text-input></text:p>
            <text:p text:style-name="P35"><text:text-input text:description="&lt; (o.partner_invoice_id.partner_id and o.partner_invoice_id.partner_id.name) or '' &gt;">Partner name</text:text-input></text:p>
            <text:p text:style-name="P37"><text:text-input text:description="&lt;if test=&quot;o.partner_invoice_id.street&quot;&gt;">If</text:text-input></text:p>
            <text:p text:style-name="P36"><text:text-input text:description="&lt; o.partner_invoice_id.street or ''&gt;">Street</text:text-input></text:p>
            <text:p text:style-name="P32"><text:text-input text:description="&lt;/if&gt;">Endif</text:text-input></text:p>
            <text:p text:style-name="P38"><text:text-input text:description="&lt;if test=&quot;o.partner_invoice_id.street2&quot;&gt;">If</text:text-input></text:p>
            <text:p text:style-name="P43"><text:text-input text:description="&lt; o.partner_invoice_id.street2 or ''&gt;">street 2</text:text-input></text:p>
            <text:p text:style-name="P34"><text:text-input text:description="&lt;/if&gt;">Endif</text:text-input></text:p>
            <text:p text:style-name="P4"><text:span text:style-name="T4"><text:text-input text:description="&lt; o.partner_invoice_id.zip + ' ' or '' &gt;">Zip </text:text-input></text:span><text:span text:style-name="T4"><text:text-input text:description="&lt; o.partner_invoice_id.city and o.partner_invoice_id.city.upper() &gt;">City </text:text-input></text:span></text:p>
            <text:p text:style-name="P4"><text:span text:style-name="T4"><text:text-input text:description="&lt; o.partner_invoice_id.state_id and o.partner_invoice_id.state_id.name + ' '&gt;">State </text:text-input></text:span><text:span text:style-name="T4"><text:text-input text:description="&lt;o.partner_invoice_id.country_id and o.partner_invoice_id.country_id.name.upper()&gt;">Country</text:text-input></text:span></text:p>
            <text:p text:style-name="P34"><text:text-input text:description="&lt;/if&gt;">Endif</text:text-input></text:p>
            <text:p text:style-name="P29"><text:text-input text:description="&lt;/if&gt;">Endif</text:text-input></text:p>
          </table:table-cell>
          <table:table-cell table:style-name="Tableau1.A1" office:value-type="string">
            <text:p text:style-name="P45"><text:text-input text:description="&lt;if test=&quot;o.state == 'draft' &quot;&gt;">If</text:text-input></text:p>
            <text:p text:style-name="P74"><text:span text:style-name="T20"><text:text-input text:description="&lt;if test=&quot;o.partner_order_id&quot;&gt;">If</text:text-input></text:span><text:span text:style-name="T20"> </text:span></text:p>
            <text:p text:style-name="P90"><text:span text:style-name="T28">Adresse de contact</text:span>:</text:p>
            <text:p text:style-name="P95"><text:span text:style-name="T12"><text:text-input text:description="&lt; (o.partner_id  and o.partner_id.name) or '' &gt;">Name</text:text-input></text:span><text:span text:style-name="T12"> </text:span></text:p>
            <text:p text:style-name="P77"><text:text-input text:description="&lt;if test=&quot;o.partner_order_id.name and (o.partner_id.name != o.partner_order_id.name)&quot;&gt;">If</text:text-input></text:p>
            <text:p text:style-name="P96"><text:span text:style-name="T29"><text:text-input text:description="&lt; (o.partner_order_id.title and o.partner_order_id.title.name + ' ') or '' &gt;">Title </text:text-input></text:span><text:span text:style-name="T29"><text:text-input text:description="&lt; (o.partner_order_id.name) or '' &gt;">Name</text:text-input></text:span></text:p>
            <text:p text:style-name="P97"><text:text-input text:description="&lt;/if&gt;">Endif</text:text-input></text:p>
            <text:p text:style-name="P76"><text:text-input text:description="&lt;if test=&quot;o.partner_order_id.street&quot;&gt;">If</text:text-input></text:p>
            <text:p text:style-name="P71"><text:text-input text:description="&lt;o.partner_order_id.street or ''&gt;">Street</text:text-input></text:p>
            <text:p text:style-name="P80"><text:text-input text:description="&lt;/if&gt;">Endif</text:text-input></text:p>
            <text:p text:style-name="P81"><text:text-input text:description="&lt;if test=&quot;o.partner_order_id.street2&quot;&gt;">If</text:text-input></text:p>
            <text:p text:style-name="P70"><text:text-input text:description="&lt; (o.partner_order_id and o.partner_order_id.street2) or '' &gt;">street2</text:text-input></text:p>
            <text:p text:style-name="P81"><text:text-input text:description="&lt;/if&gt;">Endif</text:text-input></text:p>
            <text:p text:style-name="P70"><text:text-input text:description="&lt; (o.partner_order_id.zip and o.partner_order_id.zip + ' ') or '' &gt;">Zip </text:text-input><text:text-input text:description="&lt; (o.partner_order_id.city and o.partner_order_id.city.upper()) or '' &gt;">City</text:text-input></text:p>
            <text:p text:style-name="P70"><text:text-input text:description="&lt; (o.partner_order_id and o.partner_order_id.state_id and o.partner_order_id.state_id.name + ' ') or ''&gt;">State </text:text-input><text:text-input text:description="&lt; (o.partner_order_id and o.partner_order_id.country_id and o.partner_order_id.country_id.name.upper()) or '' &gt;">Country</text:text-input></text:p>
            <text:p text:style-name="P70"/>
            <text:p text:style-name="P82"><text:text-input text:description="&lt;if test=&quot;o.partner_order_id.phone&quot;&gt;">If</text:text-input></text:p>
            <text:p text:style-name="P72"><text:span text:style-name="T24">Tél.: </text:span><text:span text:style-name="T22"><text:text-input text:description="&lt;o.partner_order_id.phone&gt;">Phone</text:text-input></text:span></text:p>
            <text:p text:style-name="P83"><text:text-input text:description="&lt;/if&gt;">Endif</text:text-input></text:p>
            <text:p text:style-name="P84"><text:text-input text:description="&lt;if test=&quot;o.partner_order_id.fax&quot;&gt;">If</text:text-input></text:p>
            <text:p text:style-name="P92"><text:span text:style-name="T5">Fax: </text:span><text:span text:style-name="T4"><text:text-input text:description="&lt;o.partner_order_id.fax&gt;">Fax</text:text-input></text:span></text:p>
            <text:p text:style-name="P85"><text:text-input text:description="&lt;/if&gt;">Endif</text:text-input></text:p>
            <text:p text:style-name="P86"><text:text-input text:description="&lt;if test=&quot;o.partner_id and o.partner_id.vat&quot;&gt;">If</text:text-input></text:p>
            <text:p text:style-name="P92"><text:span text:style-name="T5">TVA: </text:span><text:span text:style-name="T4"><text:text-input text:description="&lt;o.partner_id.vat&gt;">VAT</text:text-input></text:span></text:p>
            <text:p text:style-name="P86"><text:text-input text:description="&lt;/if&gt;">Endif</text:text-input></text:p>
            <text:p text:style-name="P87"><text:text-input text:description="&lt;/if&gt;">Endif</text:text-input></text:p>
            <text:p text:style-name="P31"><text:text-input text:description="&lt;/if&gt;">Endif</text:text-input></text:p>
            <text:p text:style-name="P31"><text:text-input text:description="&lt;if test=&quot;o.state != 'draft' &quot;&gt;">If</text:text-input></text:p>
            <text:p text:style-name="P75"><text:text-input text:description="&lt;if test=&quot;o.partner_shipping_id&quot;&gt;">If</text:text-input> </text:p>
            <text:p text:style-name="P91">Adresse de livraison:</text:p>
            <text:p text:style-name="P73"><text:span text:style-name="T23"><text:text-input text:description="&lt;if test=&quot;o.partner_shipping_id.name&quot;&gt;">If</text:text-input></text:span><text:span text:style-name="T23"><text:line-break/></text:span><text:span text:style-name="T22"><text:text-input text:description="&lt; (o.partner_shipping_id.title and o.partner_shipping_id.title.name + ' ') or '' &gt;">Title </text:text-input></text:span><text:span text:style-name="T22"><text:text-input text:description="&lt; (o.partner_shipping_id.name and o.partner_shipping_id.name) or '' &gt;">Name</text:text-input></text:span></text:p>
            <text:p text:style-name="P75"><text:text-input text:description="&lt;/if&gt;">Endif</text:text-input></text:p>
            <text:p text:style-name="P88"><text:text-input text:description="&lt; (o.partner_shipping_id.partner_id and o.partner_shipping_id.partner_id.name) or '' &gt;">Partner name</text:text-input></text:p>
            <text:p text:style-name="P78"><text:text-input text:description="&lt;if test=&quot;o.partner_shipping_id.street&quot;&gt;">If</text:text-input></text:p>
            <text:p text:style-name="P89"><text:text-input text:description="&lt;o.partner_shipping_id.street or ''&gt;">Street</text:text-input></text:p>
            <text:p text:style-name="P78"><text:text-input text:description="&lt;/if&gt;">Endif</text:text-input></text:p>
            <text:p text:style-name="P78"><text:text-input text:description="&lt;if test=&quot;o.partner_shipping_id.street2&quot;&gt;">If</text:text-input></text:p>
            <text:p text:style-name="P88"><text:text-input text:description="&lt; o.partner_shipping_id.street2&gt;">street 2</text:text-input></text:p>
            <text:p text:style-name="P78"><text:text-input text:description="&lt;/if&gt;">Endif</text:text-input></text:p>
            <text:p text:style-name="P93"><text:span text:style-name="T4"><text:text-input text:description="&lt; o.partner_shipping_id.zip + ' ' or '' &gt;">Zip </text:text-input></text:span><text:span text:style-name="T4"><text:text-input text:description="&lt;o.partner_shipping_id.city and o.partner_shipping_id.city.upper() &gt;">City </text:text-input></text:span></text:p>
            <text:p text:style-name="P94"><text:span text:style-name="T4"><text:text-input text:description="&lt; o.partner_shipping_id.state_id and o.partner_shipping_id.state_id.name + ' '&gt;">State </text:text-input></text:span><text:span text:style-name="T4"><text:text-input text:description="&lt;o.partner_shipping_id.country_id and o.partner_shipping_id.country_id.name.upper()&gt;">Country</text:text-input></text:span></text:p>
            <text:p text:style-name="P79"><text:text-input text:description="&lt;/if&gt;">Endif</text:text-input></text:p>
            <text:p text:style-name="P31"><text:text-input text:description="&lt;/if&gt;">Endif</text:text-input></text:p>
            <text:p text:style-name="P67"/>
          </table:table-cell>
        </table:table-row>
      </table:table>
      <text:p text:style-name="P6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4"><text:text-input text:description="&lt;if test=&quot;o.state=='draft'&quot;&gt;">If</text:text-input></text:p>
            <text:p text:style-name="P56"><text:span text:style-name="T17">Devis</text:span> <text:span text:style-name="T16">N°: </text:span><text:span text:style-name="T16"><text:text-input text:description="&lt;o.name&gt;">Order No</text:text-input></text:span></text:p>
            <text:p text:style-name="P24"><text:text-input text:description="&lt;/if&gt;">Endif</text:text-input></text:p>
            <text:p text:style-name="P24"><text:text-input text:description="&lt;if test=&quot;o.state != 'draft' &quot;&gt;">If</text:text-input></text:p>
            <text:p text:style-name="P6"><text:span text:style-name="T33">Accusé de réception de c</text:span><text:span text:style-name="T34">ommande </text:span><text:span text:style-name="T35">N°: </text:span><text:span text:style-name="T35"><text:text-input text:description="&lt;o.name&gt;">Order No</text:text-input></text:span></text:p>
            <text:p text:style-name="P24"><text:soft-page-break/><text:text-input text:description="&lt;/if&gt;">Endif</text:text-input></text:p>
          </table:table-cell>
          <table:table-cell table:style-name="Tableau7.B1" office:value-type="string">
            <text:p text:style-name="P41"><text:text-input text:description="&lt;if test=&quot;o.state=='draft'&quot;&gt;">If</text:text-input></text:p>
            <text:p text:style-name="P20"><text:span text:style-name="T32">En d</text:span>ate <text:span text:style-name="T32">du</text:span> <text:span text:style-name="T3"><text:text-input text:description="&lt;formatLang(o.date_order,date = True)&gt;">Date</text:text-input></text:span></text:p>
            <text:p text:style-name="P15"><text:span text:style-name="T31">Valide jusqu'au </text:span><text:span text:style-name="T3"><text:text-input text:description="&lt;formatLang(o.validity_date,date=True) &gt;">Date de validité</text:text-input></text:span></text:p>
            <text:p text:style-name="P39"><text:text-input text:description="&lt;/if&gt;">Endif</text:text-input></text:p>
            <text:p text:style-name="P42"><text:text-input text:description="&lt;if test=&quot;o.state !='draft'&quot;&gt;">If</text:text-input></text:p>
            <text:p text:style-name="P16"><text:span text:style-name="T27">En d</text:span><text:span text:style-name="T26">ate </text:span><text:span text:style-name="T27">du</text:span><text:span text:style-name="T26"> </text:span><text:span text:style-name="T8"><text:text-input text:description="&lt;formatLang(o.date_confirm,date = True)&gt;">Date</text:text-input></text:span></text:p>
            <text:p text:style-name="P40"><text:soft-page-break/><text:text-input text:description="&lt;/if&gt;">Endif</text:text-input></text:p>
          </table:table-cell>
        </table:table-row>
      </table:table>
      <text:p text:style-name="P6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9"><text:span text:style-name="T21">Votre</text:span> référence</text:p>
            </table:table-cell>
            <table:table-cell table:style-name="Tableau5.A1" office:value-type="string">
              <text:p text:style-name="P9">Votre <text:span text:style-name="T21">contact</text:span></text:p>
            </table:table-cell>
            <table:table-cell table:style-name="Tableau5.A1" office:value-type="string">
              <text:p text:style-name="P14">Garantie</text:p>
            </table:table-cell>
            <table:table-cell table:style-name="Tableau5.D1" office:value-type="string">
              <text:p text:style-name="P13">Conditions de paiement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46"><text:text-input text:description="&lt;o.client_order_ref&gt;">Reference</text:text-input></text:p>
          </table:table-cell>
          <table:table-cell table:style-name="Tableau5.A2" office:value-type="float" office:value="0">
            <text:p text:style-name="P48"><text:text-input text:description="&lt;(o.user_id  and o.user_id.name) or ''&gt;">Nom du contact</text:text-input></text:p>
          </table:table-cell>
          <table:table-cell table:style-name="Tableau5.A2" office:value-type="float" office:value="0">
            <text:p text:style-name="P47"><text:text-input text:description="&lt;str(o.warranty) + ' an(s)'&gt;">xx an(s)</text:text-input></text:p>
          </table:table-cell>
          <table:table-cell table:style-name="Tableau5.D2" office:value-type="float" office:value="0">
            <text:p text:style-name="P49"><text:text-input text:description="&lt;(o.payment_term  and o.payment_term.name) or ''&gt;">Conditions de paiement</text:text-input></text:p>
          </table:table-cell>
        </table:table-row>
      </table:table>
      <text:p text:style-name="P30"><text:text-input text:description="&lt;if test=&quot;o.note&quot;&gt;">If</text:text-input></text:p>
      <text:p text:style-name="P53"/>
      <text:p text:style-name="P98"><text:text-input text:description="&lt;format(o.note or '')&gt;">Notes</text:text-input></text:p>
      <text:p text:style-name="P30"><text:text-input text:description="&lt;/if&gt;">Endif</text:text-input></text:p>
      <text:p text:style-name="P6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table:number-columns-spanned="2" office:value-type="string">
              <text:p text:style-name="P8">Description </text:p>
            </table:table-cell>
            <table:covered-table-cell/>
            <table:table-cell table:style-name="Tableau2.A1" office:value-type="string">
              <text:p text:style-name="P17"><text:s/><text:span text:style-name="T18">Taxes</text:span> </text:p>
            </table:table-cell>
            <table:table-cell table:style-name="Tableau2.A1" office:value-type="string">
              <text:p text:style-name="P10">P.U.(HT)</text:p>
            </table:table-cell>
            <table:table-cell table:style-name="Tableau2.A1" office:value-type="string">
              <text:p text:style-name="P11">Qté</text:p>
            </table:table-cell>
            <table:table-cell table:style-name="Tableau2.F1" office:value-type="string">
              <text:p text:style-name="P12">Prix net (HT)</text:p>
            </table:table-cell>
          </table:table-row>
        </table:table-header-rows>
        <table:table-row table:style-name="Tableau2.1">
          <table:table-cell table:style-name="Tableau2.A2" table:number-columns-spanned="6" office:value-type="string">
            <text:p text:style-name="P50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2"><text:text-input text:description="&lt;if test=&quot;line.layout_type == 'title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table:number-columns-spanned="6" office:value-type="float" office:value="0">
            <text:p text:style-name="P19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61"><text:text-input text:description="&lt;if test=&quot;line.layout_type == 'text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62"><text:span text:style-name="T10"><text:text-input text:description="&lt;line.name or ''&gt;">Remarque :</text:text-input></text:span><text:span text:style-name="T10"> </text:span><text:span text:style-name="T9"><text:text-input text:description="&lt;line.notes and (': ' + line.notes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6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1"><text:text-input text:description="&lt;if test=&quot;line.layout_type == 'line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0">
          <table:table-cell table:style-name="Tableau2.A10" table:number-columns-spanned="6"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6"><text:text-input text:description="&lt;if test=&quot;(line.layout_type == 'subtotal')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13" table:number-columns-spanned="5" office:value-type="float" office:value="0">
            <text:p text:style-name="P44"><text:span text:style-name="T37">Sous-total</text:span></text:p>
          </table:table-cell>
          <table:covered-table-cell/>
          <table:covered-table-cell/>
          <table:covered-table-cell/>
          <table:covered-table-cell/>
          <table:table-cell table:style-name="Tableau2.F13" office:value-type="float" office:value="0">
            <text:p text:style-name="P58"><text:text-input text:description="&lt;formatLang(current_subtotal(o,line), dp='Sale Price', currency_obj=o.pricelist_id.currency_id)&gt;">Unit Price</text:text-input></text:p>
          </table:table-cell>
        </table:table-row>
        <table:table-row table:style-name="Tableau2.3">
          <table:table-cell table:style-name="Tableau2.A3" table:number-columns-spanned="6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15" table:number-columns-spanned="2" office:value-type="float" office:value="0">
            <text:p text:style-name="P69"><text:text-input text:description="&lt;/if&gt;">Endif</text:text-input></text:p>
          </table:table-cell>
          <table:covered-table-cell/>
          <table:table-cell table:style-name="Tableau2.C15">
            <text:p text:style-name="P59"/>
          </table:table-cell>
          <table:table-cell table:style-name="Tableau2.D15">
            <text:p text:style-name="P57"/>
          </table:table-cell>
          <table:table-cell table:style-name="Tableau2.E15">
            <text:p text:style-name="P55"/>
          </table:table-cell>
          <table:table-cell table:style-name="Tableau2.A3">
            <text:p text:style-name="P57"/>
          </table:table-cell>
        </table:table-row>
        <table:table-row table:style-name="Tableau2.3">
          <table:table-cell table:style-name="Tableau2.A16" table:number-columns-spanned="2" office:value-type="float" office:value="0">
            <text:p text:style-name="P26"><text:text-input text:description="&lt;if test=&quot;(line.layout_type == 'article') and not line.report_hide_line&quot;&gt;">If</text:text-input></text:p>
          </table:table-cell>
          <table:covered-table-cell/>
          <table:table-cell table:style-name="Tableau2.C16">
            <text:p text:style-name="P59"/>
          </table:table-cell>
          <table:table-cell table:style-name="Tableau2.D16">
            <text:p text:style-name="P57"/>
          </table:table-cell>
          <table:table-cell table:style-name="Tableau2.E16">
            <text:p text:style-name="P55"/>
          </table:table-cell>
          <table:table-cell table:style-name="Tableau2.A3">
            <text:p text:style-name="P57"/>
          </table:table-cell>
        </table:table-row>
        <table:table-row table:style-name="Tableau2.3">
          <table:table-cell table:style-name="Tableau2.A17" table:number-columns-spanned="2" office:value-type="float" office:value="0">
            <text:p text:style-name="P25"><text:text-input text:description="&lt;if test=&quot;(not line.pack_parent_line_id)&quot;&gt;">If</text:text-input></text:p>
            <text:p text:style-name="P23"><text:text-input text:description="&lt;line.name&gt;">Produit</text:text-input></text:p>
            <text:p text:style-name="P25"><text:text-input text:description="&lt;/if&gt;">Endif</text:text-input></text:p>
            <text:p text:style-name="P25"><text:text-input text:description="&lt;if test=&quot;(line.pack_parent_line_id)&quot;&gt;">If</text:text-input></text:p>
            <text:p text:style-name="P101"><text:bookmark text:name=":28"/><text:span text:style-name="T36">►</text:span><text:span text:style-name="T15"><text:text-input text:description="&lt;line.name.replace(&quot;&gt;&quot;, &quot;&quot;)&gt;">Produit</text:text-input></text:span></text:p>
            <text:p text:style-name="P25"><text:text-input text:description="&lt;/if&gt;">Endif</text:text-input></text:p>
          </table:table-cell>
          <table:covered-table-cell/>
          <table:table-cell table:style-name="Tableau2.C17" office:value-type="float" office:value="0">
            <text:p text:style-name="P59"><text:text-input text:description="&lt;', '.join(map(lambda x: x.name, line.tax_id))&gt;">Tax</text:text-input></text:p>
          </table:table-cell>
          <table:table-cell table:style-name="Tableau2.D17" office:value-type="float" office:value="0">
            <text:p text:style-name="P111"><text:span text:style-name="T25"><text:text-input text:description="&lt;if test=&quot;(not line.report_hide_uom)&quot;&gt;">If</text:text-input></text:span></text:p>
            <text:p text:style-name="P110"><text:text-input text:description="&lt;formatLang(line.price_discount, dp='Sale Price', currency_obj=o.pricelist_id.currency_id)&gt;">Discounted Price</text:text-input></text:p>
            <text:p text:style-name="P111"><text:span text:style-name="T25"><text:text-input text:description="&lt;/if&gt;">Endif</text:text-input></text:span></text:p>
          </table:table-cell>
          <table:table-cell table:style-name="Tableau2.E17" office:value-type="float" office:value="0">
            <text:p text:style-name="P111"><text:span text:style-name="T25"><text:text-input text:description="&lt;if test=&quot;(not line.report_hide_uom)&quot;&gt;">If</text:text-input></text:span></text:p>
            <text:p text:style-name="P55"><text:text-input text:description="&lt;(formatLang(line.product_uom and line.product_uom_qty or line.product_uom_qty)) + ' ' + (line.product_uom and line.product_uom.name or line.product_uom.name)&gt;">Qty</text:text-input></text:p>
            <text:p text:style-name="P111"><text:span text:style-name="T25"><text:text-input text:description="&lt;/if&gt;">Endif</text:text-input></text:span></text:p>
          </table:table-cell>
          <table:table-cell table:style-name="Tableau2.A3" office:value-type="float" office:value="0">
            <text:p text:style-name="P57"><text:text-input text:description="&lt;formatLang(line.price_subtotal, dp='Sale Price', currency_obj=o.pricelist_id.currency_id)&gt;">Unit Price</text:text-input></text:p>
          </table:table-cell>
        </table:table-row>
        <table:table-row table:style-name="Tableau2.18">
          <table:table-cell table:style-name="Tableau2.A3" table:number-columns-spanned="6" office:value-type="float" office:value="0">
            <text:p text:style-name="P99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19">
            <text:p text:style-name="P103"><draw:frame draw:style-name="fr4" draw:name="images1" text:anchor-type="as-char" svg:width="0.547cm" svg:height="0.547cm" draw:z-index="4"><draw:image xlink:href="Pictures/1000020100000020000000209F13D44B.png" xlink:type="simple" xlink:show="embed" xlink:actuate="onLoad"/></draw:frame></text:p>
          </table:table-cell>
          <table:table-cell table:style-name="Tableau2.B19" table:number-columns-spanned="5" office:value-type="float" office:value="0">
            <text:p text:style-name="P106"><text:text-input text:description="&lt;if test=&quot;line.product_id.product_image&quot;&gt;">If</text:text-input></text:p>
            <text:p text:style-name="P100">(Photo non contractuelle)<draw:frame draw:style-name="fr3" draw:name="image: asimage(line.product_id.product_image,0,200,100,'px', True)" text:anchor-type="char" svg:width="2.563cm" svg:height="1.746cm" draw:z-index="3"><draw:text-box><text:p text:style-name="Frame_20_contents"/></draw:text-box></draw:frame></text:p>
            <text:p text:style-name="P105"><text:text-input text:description="&lt;/if&gt;">Endif</text:text-input></text:p>
            <text:p text:style-name="P102"><text:text-input text:description="&lt;line.notes or ''&gt;">Not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3" table:number-columns-spanned="6" office:value-type="float" office:value="0">
            <text:p text:style-name="P99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3" table:number-columns-spanned="6" office:value-type="float" office:value="0">
            <text:p text:style-name="P68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2">
          <table:table-cell table:style-name="Tableau2.A3" table:number-columns-spanned="6" office:value-type="float" office:value="0">
            <text:p text:style-name="P50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08"><text:text-input text:description="&lt;if test=&quot;o.user_id and o.user_id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108"><draw:frame draw:style-name="fr4" draw:name="images2" text:anchor-type="as-char" svg:width="0.462cm" svg:height="0.462cm" draw:z-index="5"><draw:image xlink:href="Pictures/100002010000002000000020A2686478.png" xlink:type="simple" xlink:show="embed" xlink:actuate="onLoad"/></draw:frame></text:p>
                </table:table-cell>
                <table:table-cell table:style-name="Tableau6.B1" office:value-type="string">
                  <text:p text:style-name="P104"><text:text-input text:description="&lt;o.user_id.signature&gt;">Signature</text:text-input></text:p>
                </table:table-cell>
              </table:table-row>
            </table:table>
            <text:p text:style-name="P108"><text:text-input text:description="&lt;/if&gt;">EndIf</text:text-input></text:p>
          </table:table-cell>
          <table:table-cell table:style-name="Tableau8.A1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7">Total (HT)</text:p>
                </table:table-cell>
                <table:table-cell table:style-name="Tableau9.B1" office:value-type="string">
                  <text:p text:style-name="P54"><text:text-input text:description="&lt;formatLang(o.amount_untaxed, dp='Purchase Price Total', currency_obj=o.pricelist_id.currency_id)&gt;">Price</text:text-input></text:p>
                </table:table-cell>
              </table:table-row>
              <table:table-row>
                <table:table-cell table:style-name="Tableau9.A2" office:value-type="string">
                  <text:p text:style-name="P7">Taxes</text:p>
                </table:table-cell>
                <table:table-cell table:style-name="Tableau9.B2" office:value-type="string">
                  <text:p text:style-name="P51"><text:text-input text:description="&lt;formatLang(o.amount_tax, dp='Purchase Price Total', currency_obj=o.pricelist_id.currency_id)&gt;">Taxes</text:text-input></text:p>
                </table:table-cell>
              </table:table-row>
              <table:table-row>
                <table:table-cell table:style-name="Tableau9.A2" office:value-type="string">
                  <text:p text:style-name="P7">Total (TTC)</text:p>
                </table:table-cell>
                <table:table-cell table:style-name="Tableau9.B3" office:value-type="string">
                  <text:p text:style-name="P54"><text:text-input text:description="&lt;formatLang(o.amount_total, dp='Purchase Price Total', currency_obj=o.pricelist_id.currency_id)&gt;">Total</text:text-input></text:p>
                </table:table-cell>
              </table:table-row>
            </table:table>
            <text:p text:style-name="P7"/>
          </table:table-cell>
        </table:table-row>
      </table:table>
      <text:p text:style-name="P10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2"><draw:text-box fo:min-height="1.065cm"><text:p text:style-name="MP2"/><text:p text:style-name="MP2"/><text:p text:style-name="MP3"><text:span text:style-name="MT1">Page </text:span><text:span text:style-name="MT1"><text:page-number text:select-page="current">2</text:page-number></text:span><text:span text:style-name="MT1"> sur </text:span><text:span text:style-name="MT1"><text:page-count>2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9-13T14:37:13.569000000</dc:date>
    <meta:editing-duration>P1DT1H26M46S</meta:editing-duration>
    <meta:editing-cycles>684</meta:editing-cycles>
    <meta:generator>LibreOffice/4.1.0.4$Windows_x86 LibreOffice_project/89ea49ddacd9aa532507cbf852f2bb22b1ace28</meta:generator>
    <meta:document-statistic meta:table-count="8" meta:image-count="2" meta:object-count="0" meta:page-count="2" meta:paragraph-count="140" meta:word-count="231" meta:character-count="1165" meta:non-whitespace-character-count="1060"/>
    <meta:user-defined meta:name="Info 1"/>
    <meta:user-defined meta:name="Info 2"/>
    <meta:user-defined meta:name="Info 3"/>
    <meta:user-defined meta:name="Info 4"/>
  </office:meta>
</office:document-meta>
</file>